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8.493cm" fo:min-width="16.5cm"/>
    </style:style>
    <style:style style:name="gr2" style:family="graphic" style:parent-style-name="objectwithoutfill">
      <style:graphic-properties draw:stroke="solid" draw:stroke-dash="Long_20_Dash" svg:stroke-color="#000000" draw:fill="solid" draw:textarea-vertical-align="middle"/>
    </style:style>
    <style:style style:name="gr3" style:family="graphic" style:parent-style-name="standard">
      <style:graphic-properties svg:stroke-color="#000000" draw:fill-color="#dddddd" draw:textarea-horizontal-align="justify" draw:textarea-vertical-align="middle" draw:auto-grow-height="false" fo:min-height="0.316cm" fo:min-width="1.356cm"/>
      <style:paragraph-properties style:writing-mode="lr-tb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draw:fill="none" draw:fill-color="#dddddd" draw:textarea-horizontal-align="justify" draw:textarea-vertical-align="middle" draw:auto-grow-height="false" fo:min-height="0.316cm" fo:min-width="0.737cm"/>
      <style:paragraph-properties style:writing-mode="lr-tb"/>
    </style:style>
    <style:style style:name="gr6" style:family="graphic" style:parent-style-name="objectwithoutfill">
      <style:graphic-properties svg:stroke-width="0.051cm" svg:stroke-color="#000000" draw:marker-start="Extrems_20_de_20_fletxa_20_3" draw:marker-start-width="0.276cm" draw:marker-end="Extrems_20_de_20_fletxa_20_4" draw:marker-end-width="0.276cm" draw:fill="solid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000000" draw:marker-start="Extrems_20_de_20_fletxa_20_1" draw:marker-start-width="0.276cm" draw:marker-end="Extrems_20_de_20_fletxa_20_2" draw:marker-end-width="0.276cm" draw:fill="solid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Long_20_Dash" svg:stroke-width="0.051cm" svg:stroke-color="#80008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3.831cm"/>
    </style:style>
    <style:style style:name="gr10" style:family="graphic" style:parent-style-name="objectwithoutfill">
      <style:graphic-properties svg:stroke-width="0.051cm" svg:stroke-color="#000000" draw:marker-start="" draw:marker-start-width="0.276cm" draw:marker-end="Extrems_20_de_20_fletxa_20_2" draw:marker-end-width="0.276cm" draw:fill="solid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draw:fill="none" draw:fill-color="#dddddd" draw:textarea-horizontal-align="justify" draw:textarea-vertical-align="middle" draw:auto-grow-height="false" fo:min-height="0.316cm" fo:min-width="2.964cm"/>
      <style:paragraph-properties style:writing-mode="lr-tb"/>
    </style:style>
    <style:style style:name="gr12" style:family="graphic" style:parent-style-name="objectwithoutfill">
      <style:graphic-properties svg:stroke-width="0.051cm" svg:stroke-color="#000000" draw:marker-start-width="0.279cm" draw:marker-end="Arrow_20_short" draw:marker-end-width="0.279cm" draw:fill="solid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color="#000000" draw:fill-color="#fff5ce" draw:textarea-horizontal-align="justify" draw:textarea-vertical-align="middle" draw:auto-grow-height="false" fo:min-height="0cm" fo:min-width="0.242cm"/>
    </style:style>
    <style:style style:name="gr14" style:family="graphic" style:parent-style-name="standard">
      <style:graphic-properties svg:stroke-color="#000000" draw:fill-color="#dee6ef" draw:textarea-horizontal-align="justify" draw:textarea-vertical-align="middle" draw:auto-grow-height="false" fo:min-height="0cm" fo:min-width="0.242cm"/>
    </style:style>
    <style:style style:name="gr15" style:family="graphic" style:parent-style-name="standard">
      <style:graphic-properties draw:stroke="none" draw:fill="none" draw:textarea-horizontal-align="justify" draw:textarea-vertical-align="middle" draw:auto-grow-height="false" fo:min-height="0.154cm" fo:min-width="0.737cm"/>
      <style:paragraph-properties style:writing-mode="lr-tb"/>
    </style:style>
    <style:style style:name="gr16" style:family="graphic" style:parent-style-name="objectwithoutfill">
      <style:graphic-properties svg:stroke-width="0.051cm" svg:stroke-color="#000000" draw:marker-start-width="0.279cm" draw:marker-end="Arrow_20_short" draw:marker-end-width="0.33cm" draw:fill="solid" draw:textarea-vertical-align="middle" fo:padding-top="0.15cm" fo:padding-bottom="0.15cm" fo:padding-left="0.275cm" fo:padding-right="0.275cm"/>
    </style:style>
    <style:style style:name="gr17" style:family="graphic" style:parent-style-name="standard" style:list-style-name="L1">
      <style:graphic-properties draw:stroke="none" draw:fill="solid" draw:fill-color="#fff5ce" draw:textarea-horizontal-align="justify" draw:textarea-vertical-align="middle" draw:auto-grow-height="false" fo:min-height="0.316cm" fo:min-width="2.9cm"/>
      <style:paragraph-properties style:writing-mode="lr-tb"/>
    </style:style>
    <style:style style:name="gr18" style:family="graphic" style:parent-style-name="standard" style:list-style-name="L1">
      <style:graphic-properties draw:stroke="none" draw:fill="solid" draw:fill-color="#dee6ef" draw:textarea-horizontal-align="justify" draw:textarea-vertical-align="middle" draw:auto-grow-height="false" fo:min-height="0.316cm" fo:min-width="3.1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justify" draw:textarea-vertical-align="middle" draw:auto-grow-height="false" fo:min-height="0.154cm" fo:min-width="1.4cm"/>
      <style:paragraph-properties style:writing-mode="lr-tb"/>
    </style:style>
    <style:style style:name="gr20" style:family="graphic" style:parent-style-name="standard">
      <style:graphic-properties draw:stroke="none" draw:fill="none" draw:fill-color="#dddddd" draw:textarea-horizontal-align="justify" draw:textarea-vertical-align="middle" draw:auto-grow-height="false" fo:min-height="0.316cm" fo:min-width="1.4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justify" draw:textarea-vertical-align="middle" draw:auto-grow-height="false" fo:min-height="0.15cm" fo:min-width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justify" draw:textarea-vertical-align="middle" draw:auto-grow-height="false" fo:min-height="0.154cm" fo:min-width="0.2cm"/>
      <style:paragraph-properties style:writing-mode="lr-tb"/>
    </style:style>
    <style:style style:name="gr23" style:family="graphic" style:parent-style-name="standard">
      <style:graphic-properties draw:stroke="none" draw:fill="none" draw:fill-color="#dddddd" draw:textarea-horizontal-align="justify" draw:textarea-vertical-align="middle" draw:auto-grow-height="false" fo:min-height="0.316cm" fo:min-width="0.6cm"/>
      <style:paragraph-properties style:writing-mode="lr-tb"/>
    </style:style>
    <style:style style:name="gr24" style:family="graphic">
      <style:graphic-properties style:protect="size"/>
    </style:style>
    <style:style style:name="pr1" style:family="presentation" style:parent-style-name="Per_20_defecte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 style:writing-mode="lr-tb"/>
      <style:text-properties fo:font-size="14.5pt"/>
    </style:style>
    <style:style style:name="P4" style:family="paragraph">
      <loext:graphic-properties draw:fill-color="#dddddd"/>
      <style:paragraph-properties fo:text-align="center" style:writing-mode="lr-tb"/>
      <style:text-properties fo:font-size="14.5pt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dddddd"/>
      <style:paragraph-properties fo:text-align="center" style:writing-mode="lr-tb"/>
      <style:text-properties fo:font-size="14.5pt"/>
    </style:style>
    <style:style style:name="P7" style:family="paragraph">
      <loext:graphic-properties draw:fill-color="#fff5ce"/>
      <style:paragraph-properties fo:text-align="center"/>
    </style:style>
    <style:style style:name="P8" style:family="paragraph">
      <loext:graphic-properties draw:fill-color="#dee6ef"/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  <style:text-properties fo:font-size="14.5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.5pt" fo:font-style="italic" style:font-style-asian="italic" style:font-style-complex="italic"/>
    </style:style>
    <style:style style:name="P11" style:family="paragraph">
      <loext:graphic-properties draw:fill="solid" draw:fill-color="#fff5ce"/>
      <style:paragraph-properties fo:margin-left="0cm" fo:margin-right="0cm" fo:margin-top="0cm" fo:margin-bottom="0cm" fo:line-height="100%" fo:text-align="center" fo:text-indent="0cm" style:writing-mode="lr-tb"/>
      <style:text-properties fo:font-size="14.5pt" fo:font-style="italic" style:font-style-asian="italic" style:font-style-complex="italic"/>
    </style:style>
    <style:style style:name="P12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style:writing-mode="lr-tb"/>
      <style:text-properties fo:font-size="14.5pt" fo:font-style="italic" style:font-style-asian="italic" style:font-style-complex="italic"/>
    </style:style>
    <style:style style:name="P13" style:family="paragraph">
      <style:paragraph-properties fo:text-align="center" style:writing-mode="lr-tb"/>
      <style:text-properties fo:font-size="14.5pt" fo:font-weight="bold" style:font-weight-asian="bold" style:font-weight-complex="bold"/>
    </style:style>
    <style:style style:name="P14" style:family="paragraph">
      <loext:graphic-properties draw:fill="none" draw:fill-color="#dddddd"/>
      <style:paragraph-properties fo:text-align="center" style:writing-mode="lr-tb"/>
      <style:text-properties fo:font-size="14.5pt" fo:font-weight="bold" style:font-weight-asian="bold" style:font-weight-complex="bold"/>
    </style:style>
    <style:style style:name="P15" style:family="paragraph">
      <loext:graphic-properties draw:fill-color="#ffffff"/>
      <style:paragraph-properties style:writing-mode="lr-tb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text-position="-8% 58%" fo:font-size="9pt" style:font-size-asian="9pt" style:font-size-complex="9pt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draw:custom-shape draw:style-name="gr1" draw:text-style-name="P1" draw:layer="layout" svg:width="17cm" svg:height="8.743cm" svg:x="4.7cm" svg:y="1.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.747cm" svg:y1="4.908cm" svg:x2="21.162cm" svg:y2="4.908cm">
          <text:p/>
        </draw:line>
        <draw:line draw:style-name="gr2" draw:text-style-name="P2" draw:layer="layout" svg:x1="12.749cm" svg:y1="5.716cm" svg:x2="21.164cm" svg:y2="5.716cm">
          <text:p/>
        </draw:line>
        <draw:line draw:style-name="gr2" draw:text-style-name="P2" draw:layer="layout" svg:x1="12.749cm" svg:y1="7.402cm" svg:x2="21.164cm" svg:y2="7.402cm">
          <text:p/>
        </draw:line>
        <draw:line draw:style-name="gr2" draw:text-style-name="P2" draw:layer="layout" svg:x1="12.75cm" svg:y1="6.606cm" svg:x2="21.165cm" svg:y2="6.606cm">
          <text:p/>
        </draw:line>
        <draw:custom-shape draw:style-name="gr3" draw:text-style-name="P4" draw:layer="layout" svg:width="1.856cm" svg:height="0.566cm" svg:x="10.457cm" svg:y="4.963cm">
          <text:p text:style-name="P3"><text:span text:style-name="T1">i = 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856cm" svg:height="0.566cm" svg:x="10.457cm" svg:y="6.742cm">
          <text:p text:style-name="P3"><text:span text:style-name="T1">1 &lt; i &lt; N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.747cm" svg:y1="8.385cm" svg:x2="21.162cm" svg:y2="8.385cm">
          <text:p/>
        </draw:line>
        <draw:line draw:style-name="gr2" draw:text-style-name="P2" draw:layer="layout" svg:x1="12.749cm" svg:y1="9.194cm" svg:x2="21.164cm" svg:y2="9.194cm">
          <text:p/>
        </draw:line>
        <draw:custom-shape draw:style-name="gr3" draw:text-style-name="P4" draw:layer="layout" svg:width="1.856cm" svg:height="0.566cm" svg:x="10.457cm" svg:y="8.521cm">
          <text:p text:style-name="P3"><text:span text:style-name="T1">i = N</text:span>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5" draw:layer="layout" svg:width="0.124cm" svg:height="0.081cm" svg:x="14.729cm" svg:y="6.0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124cm" svg:height="0.08cm" svg:x="14.978cm" svg:y="6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124cm" svg:height="0.081cm" svg:x="15.226cm" svg:y="6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5" draw:layer="layout" svg:width="0.124cm" svg:height="0.081cm" svg:x="18.812cm" svg:y="7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124cm" svg:height="0.08cm" svg:x="19.061cm" svg:y="7.8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124cm" svg:height="0.081cm" svg:x="19.309cm" svg:y="7.8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draw:layer="layout" svg:width="1.237cm" svg:height="0.566cm" svg:x="12.255cm" svg:y="5.043cm">
          <text:p text:style-name="P3"><text:span text:style-name="T1">S</text:span><text:span text:style-name="T2">1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3.245cm" svg:y1="5.367cm" svg:x2="14.482cm" svg:y2="5.367cm">
          <text:p/>
        </draw:line>
        <draw:line draw:style-name="gr7" draw:text-style-name="P2" draw:layer="layout" svg:x1="15.101cm" svg:y1="8.925cm" svg:x2="15.101cm" svg:y2="9.491cm">
          <text:p/>
        </draw:line>
        <draw:line draw:style-name="gr8" draw:text-style-name="P2" draw:layer="layout" svg:x1="17.079cm" svg:y1="3.911cm" svg:x2="17.079cm" svg:y2="9.572cm">
          <text:p/>
        </draw:line>
        <draw:g>
          <draw:custom-shape draw:style-name="gr4" draw:text-style-name="P5" draw:layer="layout" svg:width="0.124cm" svg:height="0.081cm" svg:x="18.812cm" svg:y="6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124cm" svg:height="0.08cm" svg:x="19.061cm" svg:y="6.0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124cm" svg:height="0.081cm" svg:x="19.309cm" svg:y="6.0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5" draw:layer="layout" svg:width="0.124cm" svg:height="0.081cm" svg:x="14.731cm" svg:y="7.8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124cm" svg:height="0.08cm" svg:x="14.98cm" svg:y="7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124cm" svg:height="0.081cm" svg:x="15.228cm" svg:y="7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draw:layer="layout" svg:width="1.237cm" svg:height="0.566cm" svg:x="16.461cm" svg:y="9.896cm">
          <text:p text:style-name="P3"><text:span text:style-name="T1">Dd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4.33cm" svg:height="0.404cm" svg:x="14.976cm" svg:y="9.573cm">
          <text:p/>
          <draw:enhanced-geometry svg:viewBox="0 0 21600 21600" draw:text-areas="0 0 21600 ?f0" draw:type="down-arrow-callout" draw:modifiers="5173.65269461078 8957.18717683558 17676.6467065868 10170.8376421923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line draw:style-name="gr7" draw:text-style-name="P2" draw:layer="layout" svg:x1="15.101cm" svg:y1="8.117cm" svg:x2="15.101cm" svg:y2="8.683cm">
          <text:p/>
        </draw:line>
        <draw:line draw:style-name="gr7" draw:text-style-name="P2" draw:layer="layout" svg:x1="15.101cm" svg:y1="7.146cm" svg:x2="15.101cm" svg:y2="7.712cm">
          <text:p/>
        </draw:line>
        <draw:line draw:style-name="gr7" draw:text-style-name="P2" draw:layer="layout" svg:x1="15.101cm" svg:y1="6.337cm" svg:x2="15.101cm" svg:y2="6.903cm">
          <text:p/>
        </draw:line>
        <draw:line draw:style-name="gr7" draw:text-style-name="P2" draw:layer="layout" svg:x1="15.101cm" svg:y1="5.448cm" svg:x2="15.101cm" svg:y2="6.014cm">
          <text:p/>
        </draw:line>
        <draw:custom-shape draw:style-name="gr5" draw:text-style-name="P6" draw:layer="layout" svg:width="1.237cm" svg:height="0.566cm" svg:x="12.255cm" svg:y="6.742cm">
          <text:p text:style-name="P3"><text:span text:style-name="T1">S</text:span><text:span text:style-name="T2">i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3.245cm" svg:y1="7.066cm" svg:x2="14.482cm" svg:y2="7.066cm">
          <text:p/>
        </draw:line>
        <draw:custom-shape draw:style-name="gr5" draw:text-style-name="P6" draw:layer="layout" svg:width="1.237cm" svg:height="0.566cm" svg:x="12.255cm" svg:y="8.521cm">
          <text:p text:style-name="P3"><text:span text:style-name="T1">S</text:span><text:span text:style-name="T2">N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3.245cm" svg:y1="8.845cm" svg:x2="14.482cm" svg:y2="8.845cm">
          <text:p/>
        </draw:line>
        <draw:line draw:style-name="gr10" draw:text-style-name="P2" draw:layer="layout" svg:x1="19.183cm" svg:y1="5.437cm" svg:x2="19.183cm" svg:y2="6.003cm">
          <text:p/>
        </draw:line>
        <draw:line draw:style-name="gr10" draw:text-style-name="P2" draw:layer="layout" svg:x1="19.183cm" svg:y1="7.125cm" svg:x2="19.183cm" svg:y2="7.691cm">
          <text:p/>
        </draw:line>
        <draw:line draw:style-name="gr10" draw:text-style-name="P2" draw:layer="layout" svg:x1="19.183cm" svg:y1="6.306cm" svg:x2="19.183cm" svg:y2="6.904cm">
          <text:p/>
        </draw:line>
        <draw:line draw:style-name="gr10" draw:text-style-name="P2" draw:layer="layout" svg:x1="19.183cm" svg:y1="8.155cm" svg:x2="19.183cm" svg:y2="8.682cm">
          <text:p/>
        </draw:line>
        <draw:line draw:style-name="gr10" draw:text-style-name="P2" draw:layer="layout" svg:x1="19.183cm" svg:y1="8.954cm" svg:x2="19.183cm" svg:y2="9.52cm">
          <text:p/>
        </draw:line>
        <draw:custom-shape draw:style-name="gr11" draw:text-style-name="P6" xml:id="id1" draw:id="id1" draw:layer="layout" svg:width="3.464cm" svg:height="0.566cm" svg:x="15.347cm" svg:y="3.012cm">
          <text:p text:style-name="P3"><text:span text:style-name="T1">NetR (+ Ro)</text:span></text:p>
          <draw:enhanced-geometry svg:viewBox="0 0 21600 21600" draw:type="rectangle" draw:enhanced-path="M 0 0 L 21600 0 21600 21600 0 21600 0 0 Z N"/>
        </draw:custom-shape>
        <draw:connector draw:style-name="gr12" draw:text-style-name="P2" draw:layer="layout" svg:x1="17.079cm" svg:y1="3.578cm" svg:x2="15.1cm" svg:y2="5.205cm" draw:start-shape="id1" draw:start-glue-point="2" draw:end-shape="id2" draw:end-glue-point="0" svg:d="M17079 3578v813h-1979v814" svg:viewBox="0 0 1980 1628">
          <text:p/>
        </draw:connector>
        <draw:custom-shape draw:style-name="gr13" draw:text-style-name="P7" xml:id="id2" draw:id="id2" draw:layer="layout" svg:width="0.742cm" svg:height="0.242cm" svg:x="14.729cm" svg:y="5.20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3" draw:id="id3" draw:layer="layout" svg:width="0.742cm" svg:height="0.242cm" svg:x="18.811cm" svg:y="5.205cm">
          <text:p/>
          <draw:enhanced-geometry svg:viewBox="0 0 21600 21600" draw:type="rectangle" draw:enhanced-path="M 0 0 L 21600 0 21600 21600 0 21600 0 0 Z N"/>
        </draw:custom-shape>
        <draw:connector draw:style-name="gr12" draw:text-style-name="P2" draw:layer="layout" svg:x1="17.079cm" svg:y1="3.578cm" svg:x2="19.182cm" svg:y2="5.205cm" draw:start-shape="id1" draw:start-glue-point="2" draw:end-shape="id3" draw:end-glue-point="0" svg:d="M17079 3578v813h2103v814" svg:viewBox="0 0 2104 1628">
          <text:p/>
        </draw:connector>
        <draw:custom-shape draw:style-name="gr13" draw:text-style-name="P7" draw:layer="layout" svg:width="0.742cm" svg:height="0.242cm" svg:x="14.729cm" svg:y="6.90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0.742cm" svg:height="0.242cm" svg:x="14.729cm" svg:y="8.68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6" draw:id="id6" draw:layer="layout" svg:width="0.742cm" svg:height="0.242cm" svg:x="18.811cm" svg:y="8.68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5" draw:id="id5" draw:layer="layout" svg:width="0.742cm" svg:height="0.242cm" svg:x="18.811cm" svg:y="6.90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xml:id="id4" draw:id="id4" draw:layer="layout" svg:width="1.237cm" svg:height="0.404cm" svg:x="19.553cm" svg:y="4.315cm">
          <text:p text:style-name="P3"><text:span text:style-name="T1">Ru</text:span></text:p>
          <draw:enhanced-geometry svg:viewBox="0 0 21600 21600" draw:type="rectangle" draw:enhanced-path="M 0 0 L 21600 0 21600 21600 0 21600 0 0 Z N"/>
        </draw:custom-shape>
        <draw:connector draw:style-name="gr16" draw:text-style-name="P2" draw:layer="layout" draw:type="curve" svg:x1="19.553cm" svg:y1="5.326cm" svg:x2="20.171cm" svg:y2="4.719cm" draw:start-shape="id3" draw:start-glue-point="1" draw:end-shape="id4" draw:end-glue-point="2" svg:d="M19553 5326c412 0 618-202 618-607" svg:viewBox="0 0 619 608">
          <text:p/>
        </draw:connector>
        <draw:connector draw:style-name="gr16" draw:text-style-name="P2" draw:layer="layout" draw:type="curve" svg:x1="19.553cm" svg:y1="7.025cm" svg:x2="19.553cm" svg:y2="5.326cm" draw:start-shape="id5" draw:start-glue-point="1" draw:end-shape="id3" draw:end-glue-point="1" svg:d="M19553 7025c751 0 751-1699 0-1699" svg:viewBox="0 0 564 1700">
          <text:p/>
        </draw:connector>
        <draw:connector draw:style-name="gr16" draw:text-style-name="P2" draw:layer="layout" draw:type="curve" svg:x1="19.553cm" svg:y1="8.804cm" svg:x2="19.553cm" svg:y2="7.025cm" draw:start-shape="id6" draw:start-glue-point="1" draw:end-shape="id5" draw:end-glue-point="1" svg:d="M19553 8804c751 0 751-1779 0-1779" svg:viewBox="0 0 564 1780">
          <text:p/>
        </draw:connector>
        <draw:custom-shape draw:style-name="gr17" draw:text-style-name="P11" draw:layer="layout" svg:width="3.4cm" svg:height="0.566cm" svg:x="13.5cm" svg:y="3.64cm">
          <text:p text:style-name="P10"><text:span text:style-name="T3">Soil matrix domain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3.6cm" svg:height="0.566cm" svg:x="17.2cm" svg:y="3.634cm">
          <text:p text:style-name="P10"><text:span text:style-name="T3">Macropore domain</text:span>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7.575cm" svg:y1="5.448cm" svg:x2="16.585cm" svg:y2="5.448cm">
          <text:p/>
        </draw:line>
        <draw:line draw:style-name="gr10" draw:text-style-name="P2" draw:layer="layout" svg:x1="16.584cm" svg:y1="5.286cm" svg:x2="17.574cm" svg:y2="5.286cm">
          <text:p/>
        </draw:line>
        <draw:line draw:style-name="gr10" draw:text-style-name="P2" draw:layer="layout" svg:x1="17.575cm" svg:y1="7.147cm" svg:x2="16.585cm" svg:y2="7.147cm">
          <text:p/>
        </draw:line>
        <draw:line draw:style-name="gr10" draw:text-style-name="P2" draw:layer="layout" svg:x1="16.584cm" svg:y1="6.985cm" svg:x2="17.574cm" svg:y2="6.985cm">
          <text:p/>
        </draw:line>
        <draw:line draw:style-name="gr10" draw:text-style-name="P2" draw:layer="layout" svg:x1="17.575cm" svg:y1="8.926cm" svg:x2="16.585cm" svg:y2="8.926cm">
          <text:p/>
        </draw:line>
        <draw:line draw:style-name="gr10" draw:text-style-name="P2" draw:layer="layout" svg:x1="16.584cm" svg:y1="8.764cm" svg:x2="17.574cm" svg:y2="8.764cm">
          <text:p/>
        </draw:line>
        <draw:custom-shape draw:style-name="gr15" draw:text-style-name="P9" draw:layer="layout" svg:width="1.237cm" svg:height="0.404cm" svg:x="14.977cm" svg:y="4.396cm">
          <text:p text:style-name="P3"><text:span text:style-name="T1">If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1.9cm" svg:height="0.404cm" svg:x="17.2cm" svg:y="4.396cm">
          <text:p text:style-name="P3"><text:span text:style-name="T1">NetR+Ro-If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247cm" svg:y1="4.908cm" svg:x2="9.9cm" svg:y2="4.9cm">
          <text:p/>
        </draw:line>
        <draw:line draw:style-name="gr2" draw:text-style-name="P2" draw:layer="layout" svg:x1="5.249cm" svg:y1="5.716cm" svg:x2="9.9cm" svg:y2="5.7cm">
          <text:p/>
        </draw:line>
        <draw:line draw:style-name="gr2" draw:text-style-name="P2" draw:layer="layout" svg:x1="5.249cm" svg:y1="7.402cm" svg:x2="9.9cm" svg:y2="7.4cm">
          <text:p/>
        </draw:line>
        <draw:line draw:style-name="gr2" draw:text-style-name="P2" draw:layer="layout" svg:x1="5.25cm" svg:y1="6.606cm" svg:x2="9.9cm" svg:y2="6.6cm">
          <text:p/>
        </draw:line>
        <draw:line draw:style-name="gr2" draw:text-style-name="P2" draw:layer="layout" svg:x1="5.247cm" svg:y1="8.385cm" svg:x2="9.9cm" svg:y2="8.4cm">
          <text:p/>
        </draw:line>
        <draw:line draw:style-name="gr2" draw:text-style-name="P2" draw:layer="layout" svg:x1="5.249cm" svg:y1="9.194cm" svg:x2="9.9cm" svg:y2="9.2cm">
          <text:p/>
        </draw:line>
        <draw:g>
          <draw:custom-shape draw:style-name="gr4" draw:text-style-name="P5" draw:layer="layout" svg:width="0.124cm" svg:height="0.081cm" svg:x="7.229cm" svg:y="6.0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124cm" svg:height="0.08cm" svg:x="7.478cm" svg:y="6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124cm" svg:height="0.081cm" svg:x="7.726cm" svg:y="6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draw:layer="layout" svg:width="1.237cm" svg:height="0.566cm" svg:x="4.755cm" svg:y="5.043cm">
          <text:p text:style-name="P3"><text:span text:style-name="T1">S</text:span><text:span text:style-name="T2">1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5.8cm" svg:y1="5.3cm" svg:x2="7.2cm" svg:y2="5.3cm">
          <text:p/>
        </draw:line>
        <draw:line draw:style-name="gr7" draw:text-style-name="P2" draw:layer="layout" svg:x1="7.601cm" svg:y1="8.925cm" svg:x2="7.601cm" svg:y2="9.491cm">
          <text:p/>
        </draw:line>
        <draw:g>
          <draw:custom-shape draw:style-name="gr4" draw:text-style-name="P5" draw:layer="layout" svg:width="0.124cm" svg:height="0.081cm" svg:x="7.231cm" svg:y="7.8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124cm" svg:height="0.08cm" svg:x="7.48cm" svg:y="7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124cm" svg:height="0.081cm" svg:x="7.728cm" svg:y="7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draw:layer="layout" svg:width="1.237cm" svg:height="0.566cm" svg:x="7cm" svg:y="9.534cm">
          <text:p text:style-name="P3"><text:span text:style-name="T1">Dd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7.601cm" svg:y1="8.117cm" svg:x2="7.601cm" svg:y2="8.683cm">
          <text:p/>
        </draw:line>
        <draw:line draw:style-name="gr7" draw:text-style-name="P2" draw:layer="layout" svg:x1="7.601cm" svg:y1="7.146cm" svg:x2="7.601cm" svg:y2="7.712cm">
          <text:p/>
        </draw:line>
        <draw:line draw:style-name="gr7" draw:text-style-name="P2" draw:layer="layout" svg:x1="7.601cm" svg:y1="6.337cm" svg:x2="7.601cm" svg:y2="6.903cm">
          <text:p/>
        </draw:line>
        <draw:line draw:style-name="gr7" draw:text-style-name="P2" draw:layer="layout" svg:x1="7.601cm" svg:y1="5.448cm" svg:x2="7.601cm" svg:y2="6.014cm">
          <text:p/>
        </draw:line>
        <draw:custom-shape draw:style-name="gr5" draw:text-style-name="P6" draw:layer="layout" svg:width="1.237cm" svg:height="0.566cm" svg:x="4.755cm" svg:y="6.742cm">
          <text:p text:style-name="P3"><text:span text:style-name="T1">S</text:span><text:span text:style-name="T2">i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5.745cm" svg:y1="7.066cm" svg:x2="6.982cm" svg:y2="7.066cm">
          <text:p/>
        </draw:line>
        <draw:custom-shape draw:style-name="gr5" draw:text-style-name="P6" draw:layer="layout" svg:width="1.237cm" svg:height="0.566cm" svg:x="4.755cm" svg:y="8.521cm">
          <text:p text:style-name="P3"><text:span text:style-name="T1">S</text:span><text:span text:style-name="T2">N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5.745cm" svg:y1="8.845cm" svg:x2="6.982cm" svg:y2="8.845cm">
          <text:p/>
        </draw:line>
        <draw:custom-shape draw:style-name="gr20" draw:text-style-name="P6" xml:id="id9" draw:id="id9" draw:layer="layout" svg:width="1.9cm" svg:height="0.566cm" svg:x="8.2cm" svg:y="3cm">
          <text:p text:style-name="P3"><text:span text:style-name="T1">NetR (+ Ro)</text:span></text:p>
          <draw:enhanced-geometry svg:viewBox="0 0 21600 21600" draw:type="rectangle" draw:enhanced-path="M 0 0 L 21600 0 21600 21600 0 21600 0 0 Z N"/>
        </draw:custom-shape>
        <draw:connector draw:style-name="gr12" draw:text-style-name="P2" draw:layer="layout" svg:x1="8.55cm" svg:y1="4.6cm" svg:x2="7.971cm" svg:y2="7.025cm" draw:start-shape="id7" draw:start-glue-point="2" draw:end-shape="id8" draw:end-glue-point="1" svg:d="M8550 4600v2425h-579" svg:viewBox="0 0 580 2426">
          <text:p/>
        </draw:connector>
        <draw:custom-shape draw:style-name="gr13" draw:text-style-name="P7" xml:id="id12" draw:id="id12" draw:layer="layout" svg:width="0.742cm" svg:height="0.242cm" svg:x="7.229cm" svg:y="5.20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xml:id="id8" draw:id="id8" draw:layer="layout" svg:width="0.742cm" svg:height="0.242cm" svg:x="7.229cm" svg:y="6.90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xml:id="id14" draw:id="id14" draw:layer="layout" svg:width="0.742cm" svg:height="0.242cm" svg:x="7.229cm" svg:y="8.68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xml:id="id7" draw:id="id7" draw:layer="layout" svg:width="0.5cm" svg:height="0.4cm" svg:x="8.3cm" svg:y="4.2cm">
          <text:p text:style-name="P3"><text:span text:style-name="T1">If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xml:id="id10" draw:id="id10" draw:layer="layout" svg:width="0.7cm" svg:height="0.404cm" svg:x="9.5cm" svg:y="4.2cm">
          <text:p text:style-name="P3"><text:span text:style-name="T1">Ru </text:span></text:p>
          <draw:enhanced-geometry svg:viewBox="0 0 21600 21600" draw:type="rectangle" draw:enhanced-path="M 0 0 L 21600 0 21600 21600 0 21600 0 0 Z N"/>
        </draw:custom-shape>
        <draw:connector draw:style-name="gr12" draw:text-style-name="P2" draw:layer="layout" svg:x1="9.15cm" svg:y1="3.566cm" svg:x2="9.5cm" svg:y2="4.402cm" draw:start-shape="id9" draw:start-glue-point="2" draw:end-shape="id10" draw:end-glue-point="3" svg:d="M9150 3566v836h350" svg:viewBox="0 0 351 837">
          <text:p/>
        </draw:connector>
        <draw:custom-shape draw:style-name="gr11" draw:text-style-name="P14" draw:layer="layout" svg:width="3.464cm" svg:height="0.566cm" svg:x="5.9cm" svg:y="2.2cm">
          <text:p text:style-name="P13"><text:span text:style-name="T4">A) SINGLE DOMAI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.464cm" svg:height="0.566cm" svg:x="15.2cm" svg:y="2.2cm">
          <text:p text:style-name="P13"><text:span text:style-name="T4">B) DUAL-PERMEABILITY</text:span></text:p>
          <draw:enhanced-geometry svg:viewBox="0 0 21600 21600" draw:type="rectangle" draw:enhanced-path="M 0 0 L 21600 0 21600 21600 0 21600 0 0 Z N"/>
        </draw:custom-shape>
        <draw:custom-shape draw:style-name="gr23" draw:text-style-name="P6" xml:id="id11" draw:id="id11" draw:layer="layout" svg:width="1.1cm" svg:height="0.566cm" svg:x="5.9cm" svg:y="3cm">
          <text:p text:style-name="P3"><text:span text:style-name="T1">Sm</text:span></text:p>
          <draw:enhanced-geometry svg:viewBox="0 0 21600 21600" draw:type="rectangle" draw:enhanced-path="M 0 0 L 21600 0 21600 21600 0 21600 0 0 Z N"/>
        </draw:custom-shape>
        <draw:connector draw:style-name="gr12" draw:text-style-name="P2" draw:layer="layout" svg:x1="6.45cm" svg:y1="3.566cm" svg:x2="7.6cm" svg:y2="5.205cm" draw:start-shape="id11" draw:start-glue-point="2" draw:end-shape="id12" draw:end-glue-point="0" svg:d="M6450 3566v819h1150v820" svg:viewBox="0 0 1151 1640">
          <text:p/>
        </draw:connector>
        <draw:connector draw:style-name="gr12" draw:text-style-name="P2" draw:layer="layout" svg:x1="9.15cm" svg:y1="3.566cm" svg:x2="8.8cm" svg:y2="4.4cm" draw:start-shape="id9" draw:start-glue-point="2" draw:end-shape="id7" draw:end-glue-point="1" svg:d="M9150 3566v834h-350" svg:viewBox="0 0 351 835">
          <text:p/>
        </draw:connector>
        <draw:custom-shape draw:style-name="gr23" draw:text-style-name="P6" xml:id="id13" draw:id="id13" draw:layer="layout" svg:width="1.1cm" svg:height="0.566cm" svg:x="12.67cm" svg:y="3.001cm">
          <text:p text:style-name="P3"><text:span text:style-name="T1">Sm</text:span></text:p>
          <draw:enhanced-geometry svg:viewBox="0 0 21600 21600" draw:type="rectangle" draw:enhanced-path="M 0 0 L 21600 0 21600 21600 0 21600 0 0 Z N"/>
        </draw:custom-shape>
        <draw:connector draw:style-name="gr12" draw:text-style-name="P2" draw:layer="layout" svg:x1="13.22cm" svg:y1="3.567cm" svg:x2="15.1cm" svg:y2="5.205cm" draw:start-shape="id13" draw:start-glue-point="2" draw:end-shape="id2" draw:end-glue-point="0" svg:d="M13220 3567v819h1880v819" svg:viewBox="0 0 1881 1639">
          <text:p/>
        </draw:connector>
        <draw:connector draw:style-name="gr12" draw:text-style-name="P2" draw:layer="layout" svg:x1="8.55cm" svg:y1="4.6cm" svg:x2="7.971cm" svg:y2="5.326cm" draw:start-shape="id7" draw:start-glue-point="2" draw:end-shape="id12" draw:end-glue-point="1" svg:d="M8550 4600v726h-579" svg:viewBox="0 0 580 727">
          <text:p/>
        </draw:connector>
        <draw:connector draw:style-name="gr12" draw:text-style-name="P2" draw:layer="layout" svg:x1="8.55cm" svg:y1="4.6cm" svg:x2="7.971cm" svg:y2="8.804cm" draw:start-shape="id7" draw:start-glue-point="2" draw:end-shape="id14" draw:end-glue-point="1" svg:d="M8550 4600v4204h-579" svg:viewBox="0 0 580 4205">
          <text:p/>
        </draw:connector>
        <presentation:notes draw:style-name="dp2">
          <draw:page-thumbnail draw:style-name="gr24" draw:layer="layout" svg:width="18.624cm" svg:height="10.476cm" svg:x="1.482cm" svg:y="2.123cm" draw:page-number="1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Extrems_20_de_20_fletxa_20_1" draw:display-name="Extrems de fletxa 1" svg:viewBox="0 0 20 13" svg:d="M0 13l10-13 10 13z"/>
    <draw:marker draw:name="Extrems_20_de_20_fletxa_20_2" draw:display-name="Extrems de fletxa 2" svg:viewBox="0 0 20 13" svg:d="M0 13l10-13 10 13z"/>
    <draw:marker draw:name="Extrems_20_de_20_fletxa_20_3" draw:display-name="Extrems de fletxa 3" svg:viewBox="0 0 20 13" svg:d="M0 13l10-13 10 13z"/>
    <draw:marker draw:name="Extrems_20_de_20_fletxa_20_4" draw:display-name="Extrems de fletxa 4" svg:viewBox="0 0 20 13" svg:d="M0 13l10-13 10 13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false" style:shrink-to-fit="tru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.4cm" fo:margin-bottom="0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.3cm" fo:margin-bottom="0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.2cm" fo:margin-bottom="0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.1cm" fo:margin-bottom="0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.1cm" fo:margin-bottom="0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.1cm" fo:margin-bottom="0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.1cm" fo:margin-bottom="0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.1cm" fo:margin-bottom="0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5.502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Per_20_defect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555cm" svg:height="7.047cm" svg:x="1.369cm" svg:y="2.397cm"/>
      <draw:page-thumbnail draw:layer="backgroundobjects" svg:width="8.555cm" svg:height="7.047cm" svg:x="1.369cm" svg:y="10.445cm"/>
      <draw:page-thumbnail draw:layer="backgroundobjects" svg:width="8.555cm" svg:height="7.047cm" svg:x="1.369cm" svg:y="18.493cm"/>
      <draw:page-thumbnail draw:layer="backgroundobjects" svg:width="8.555cm" svg:height="7.047cm" svg:x="11.664cm" svg:y="2.397cm"/>
      <draw:page-thumbnail draw:layer="backgroundobjects" svg:width="8.555cm" svg:height="7.047cm" svg:x="11.664cm" svg:y="10.445cm"/>
      <draw:page-thumbnail draw:layer="backgroundobjects" svg:width="8.555cm" svg:height="7.047cm" svg:x="11.664cm" svg:y="18.493cm"/>
    </style:handout-master>
    <style:master-page style:name="Per_20_defecte" style:display-name="Per defecte" style:page-layout-name="PM1" draw:style-name="Mdp1">
      <draw:frame presentation:style-name="Per_20_defecte-title" draw:layer="backgroundobjects" svg:width="21.15cm" svg:height="3.173cm" svg:x="2.175cm" svg:y="1.758cm" presentation:class="title" presentation:placeholder="true">
        <draw:text-box/>
      </draw:frame>
      <draw:frame presentation:style-name="Per_20_defecte-outline1" draw:layer="backgroundobjects" svg:width="21.15cm" svg:height="11.022cm" svg:x="2.175cm" svg:y="5.447cm" presentation:class="outline" presentation:placeholder="true">
        <draw:text-box/>
      </draw:frame>
      <presentation:notes style:page-layout-name="PM0">
        <draw:page-thumbnail presentation:style-name="Per_20_defecte-title" draw:layer="backgroundobjects" svg:width="18.624cm" svg:height="10.476cm" svg:x="1.482cm" svg:y="2.123cm" presentation:class="page"/>
        <draw:frame presentation:style-name="Per_20_defect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9T15:33:12.590593910</meta:creation-date>
    <dc:date>2024-03-28T19:36:24.976790467</dc:date>
    <meta:editing-duration>PT6H30M19S</meta:editing-duration>
    <meta:editing-cycles>87</meta:editing-cycles>
    <meta:generator>LibreOffice/7.3.7.2$Linux_X86_64 LibreOffice_project/30$Build-2</meta:generator>
    <meta:document-statistic meta:object-count="131"/>
  </office:meta>
</office:document-meta>
</file>